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Preformatted_20_Text">
      <style:text-properties officeooo:rsid="0000dc96" officeooo:paragraph-rsid="0000dc96"/>
    </style:style>
    <style:style style:name="P2" style:family="paragraph" style:parent-style-name="Preformatted_20_Text" style:list-style-name="L1">
      <style:text-properties officeooo:paragraph-rsid="0000dc96"/>
    </style:style>
    <style:style style:name="P3" style:family="paragraph" style:parent-style-name="Preformatted_20_Text" style:list-style-name="L2">
      <style:text-properties officeooo:paragraph-rsid="0001c9ac"/>
    </style:style>
    <style:style style:name="T1" style:family="text">
      <style:text-properties officeooo:rsid="0000dc96"/>
    </style:style>
    <style:style style:name="T2" style:family="text">
      <style:text-properties fo:font-weight="bold" officeooo:rsid="0000dc96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les : main.cu, func.cu, decl.h</text:p>
      <text:p text:style-name="P1">GPU parameters</text:p>
      <text:p text:style-name="P1">Global Variables</text:p>
      <text:p text:style-name="P1">Function Declaration</text:p>
      <text:p text:style-name="P1"/>
      <text:p text:style-name="P1">Files</text:p>
      <text:list xml:id="list1691005291025968087" text:style-name="L1">
        <text:list-item>
          <text:p text:style-name="P2"><text:span text:style-name="T1">Declaration</text:span></text:p>
          <text:list>
            <text:list-item>
              <text:p text:style-name="P2"><text:span text:style-name="T2">var_decl.h</text:span><text:span text:style-name="T1"> : declaring variables</text:span></text:p>
            </text:list-item>
            <text:list-item>
              <text:p text:style-name="P2"><text:span text:style-name="T2">func_decl.h</text:span><text:span text:style-name="T1"> : declaring functions</text:span></text:p>
            </text:list-item>
            <text:list-item>
              <text:p text:style-name="P2"><text:span text:style-name="T2">env_decl.h</text:span><text:span text:style-name="T1"> : definitions required to define the environment</text:span></text:p>
            </text:list-item>
          </text:list>
        </text:list-item>
        <text:list-item>
          <text:p text:style-name="P2"><text:span text:style-name="T1">Functions</text:span></text:p>
          <text:list>
            <text:list-item>
              <text:p text:style-name="P2"><text:span text:style-name="T2">help_func.cu</text:span><text:span text:style-name="T1"> : Helper functions<text:tab/></text:span></text:p>
            </text:list-item>
            <text:list-item>
              <text:p text:style-name="P2"><text:span text:style-name="T2">alloc_func.cu</text:span><text:span text:style-name="T1"> : Allocate/Deallocate CPU/GPU memory</text:span></text:p>
            </text:list-item>
            <text:list-item>
              <text:p text:style-name="P2"><text:span text:style-name="T2">load_func.cu</text:span><text:span text:style-name="T1"> : Functions that load(/offload) data to/from the GPU</text:span></text:p>
              <text:list>
                <text:list-item>
                  <text:p text:style-name="P2"><text:span text:style-name="T1">Also includes function to copy data from the replica matrix to the workspace matrix.</text:span></text:p>
                </text:list-item>
              </text:list>
            </text:list-item>
            <text:list-item>
              <text:p text:style-name="P2"><text:span text:style-name="T2">math_func.cu</text:span><text:span text:style-name="T1"> : Functions that execute on the GPU</text:span></text:p>
            </text:list-item>
          </text:list>
        </text:list-item>
      </text:list>
      <text:p text:style-name="P1"/>
      <text:p text:style-name="P1">Implementations</text:p>
      <text:list xml:id="list2946850013785092279" text:style-name="L2">
        <text:list-item>
          <text:p text:style-name="P3"><text:span text:style-name="T1">Sequential calls to cuBLAS_{axpy,nrm2}.</text:span></text:p>
        </text:list-item>
        <text:list-item>
          <text:p text:style-name="P3"><text:span text:style-name="T1">Parallel calls to cuBLAS_{axpy,nrm2}, using OpenMP.</text:span></text:p>
        </text:list-item>
        <text:list-item>
          <text:p text:style-name="P3"><text:span text:style-name="T1">Parallel calls to cuBLAS_{axpy,nrm2}, using CUDA Dynamic Parallelism.</text:span></text:p>
        </text:list-item>
        <text:list-item>
          <text:p text:style-name="P3"><text:span text:style-name="T1">Pipelined.</text:span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23T19:49:26.727330404</dc:date>
    <meta:generator>LibreOffice/4.2.8.2$Linux_X86_64 LibreOffice_project/420m0$Build-2</meta:generator>
    <meta:editing-duration>PT1M9S</meta:editing-duration>
    <meta:editing-cycles>3</meta:editing-cycles>
    <meta:document-statistic meta:table-count="0" meta:image-count="0" meta:object-count="0" meta:page-count="1" meta:paragraph-count="20" meta:word-count="104" meta:character-count="722" meta:non-whitespace-character-count="651"/>
  </office:meta>
</office:document-meta>
</file>